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C00000162A94413F90217609D.png" manifest:media-type="image/png"/>
  <manifest:file-entry manifest:full-path="Pictures/100000000000021C000001620B97D749DD52264A.png" manifest:media-type="image/png"/>
  <manifest:file-entry manifest:full-path="Pictures/100000000000021C000001628140031072AF342F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textarea-vertical-align="middle" draw:auto-grow-height="true" draw:auto-grow-width="false" fo:min-height="5.112cm" fo:min-width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7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size-asian="72pt" style:font-size-complex="72pt"/>
    </style:style>
    <style:style style:name="T2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9cm" svg:height="5.362cm" svg:x="1cm" svg:y="10.838cm">
          <draw:text-box>
            <text:p text:style-name="P1"><text:span text:style-name="T1">101-2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1C000001628140031072AF342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1</text:span></text:p>
          </draw:text-box>
        </draw:frame>
        <draw:frame draw:style-name="gr2" draw:text-style-name="P2" draw:layer="layout" svg:width="4.487cm" svg:height="2.941cm" svg:x="1.113cm" svg:y="1.035cm">
          <draw:image xlink:href="Pictures/100000000000021C000001620B97D749DD5226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19cm" svg:height="5.362cm" svg:x="1cm" svg:y="10.838cm">
          <draw:text-box>
            <text:p text:style-name="P1"><text:span text:style-name="T2">250-4</text:span></text:p>
          </draw:text-box>
        </draw:frame>
        <draw:frame draw:style-name="gr2" draw:text-style-name="P2" draw:layer="layout" svg:width="4.487cm" svg:height="2.941cm" svg:x="15.4cm" svg:y="25.6cm">
          <draw:image xlink:href="Pictures/100000000000021C00000162A94413F90217609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7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16:44:19.977755166</meta:creation-date>
    <dc:date>2017-09-28T17:31:00.391119168</dc:date>
    <meta:editing-duration>PT7M1S</meta:editing-duration>
    <meta:editing-cycles>4</meta:editing-cycles>
    <meta:generator>LibreOffice/5.3.1.2$Linux_X86_64 LibreOffice_project/30m0$Build-2</meta:generator>
    <meta:document-statistic meta:object-count="39"/>
  </office:meta>
</office:document-meta>
</file>